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Factory.getCall( Service service , ServiceControl . ServiceFactoryProviderType provider , WsdlComplexTypes complex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llFactory.getProviderCallImpl( String callClass , Service service , WsdlComplexTypes complex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